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06d0" officeooo:paragraph-rsid="000506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 Doc for Test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1T21:27:47.466269134</meta:creation-date>
    <dc:date>2021-08-11T21:28:28.808661361</dc:date>
    <meta:editing-duration>PT42S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  <meta:generator>LibreOffice/7.1.5.2$Linux_X86_64 LibreOffice_project/10$Build-2</meta:generator>
  </office:meta>
</office:document-meta>
</file>